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18"/>GNU LESSER GENERAL PUBLIC LICENSE</text:p>
      <text:p text:style-name="Standard"><text:s text:c="23"/>Version 2.1, February 1999</text:p>
      <text:p text:style-name="Standard"/>
      <text:p text:style-name="Standard"><text:s/>Copyright (C) 1991, 1999 Free Software Foundation, Inc.</text:p>
      <text:p text:style-name="Standard"><text:s/>51 Franklin Street, Fifth Floor, Boston, MA <text:s/>02110-1301 <text:s/>USA</text:p>
      <text:p text:style-name="Standard"><text:s/>Everyone is permitted to copy and distribute verbatim copies</text:p>
      <text:p text:style-name="Standard"><text:s/>of this license document, but changing it is not allowed.</text:p>
      <text:p text:style-name="Standard"/>
      <text:p text:style-name="Standard">[This is the first released version of the Lesser GPL. <text:s/>It also counts</text:p>
      <text:p text:style-name="Standard"><text:s/>as the successor of the GNU Library Public License, version 2, hence</text:p>
      <text:p text:style-name="Standard"><text:s/>the version number 2.1.]</text:p>
      <text:p text:style-name="Standard"/>
      <text:p text:style-name="Standard"><text:s text:c="28"/>Preamble</text:p>
      <text:p text:style-name="Standard"/>
      <text:p text:style-name="Standard"><text:s text:c="2"/>The licenses for most software are designed to take away your</text:p>
      <text:p text:style-name="Standard">freedom to share and change it. <text:s/>By contrast, the GNU General Public</text:p>
      <text:p text:style-name="Standard">Licenses are intended to guarantee your freedom to share and change</text:p>
      <text:p text:style-name="Standard">free software--to make sure the software is free for all its users.</text:p>
      <text:p text:style-name="Standard"/>
      <text:p text:style-name="Standard"><text:s text:c="2"/>This license, the Lesser General Public License, applies to some</text:p>
      <text:p text:style-name="Standard">specially designated software packages--typically libraries--of the</text:p>
      <text:p text:style-name="Standard">Free Software Foundation and other authors who decide to use it. <text:s/>You</text:p>
      <text:p text:style-name="Standard">can use it too, but we suggest you first think carefully about whether</text:p>
      <text:p text:style-name="Standard">this license or the ordinary General Public License is the better</text:p>
      <text:p text:style-name="Standard">strategy to use in any particular case, based on the explanations below.</text:p>
      <text:p text:style-name="Standard"/>
      <text:p text:style-name="Standard"><text:s text:c="2"/>When we speak of free software, we are referring to freedom of use,</text:p>
      <text:p text:style-name="Standard">not price. <text:s/>Our General Public Licenses are designed to make sure that</text:p>
      <text:p text:style-name="Standard">you have the freedom to distribute copies of free software (and charge</text:p>
      <text:p text:style-name="Standard">for this service if you wish); that you receive source code or can get</text:p>
      <text:p text:style-name="Standard">it if you want it; that you can change the software and use pieces of</text:p>
      <text:p text:style-name="Standard">it in new free programs; and that you are informed that you can do</text:p>
      <text:p text:style-name="Standard">these things.</text:p>
      <text:p text:style-name="Standard"/>
      <text:p text:style-name="Standard"><text:s text:c="2"/>To protect your rights, we need to make restrictions that forbid</text:p>
      <text:p text:style-name="Standard">distributors to deny you these rights or to ask you to surrender these</text:p>
      <text:p text:style-name="Standard">rights. <text:s/>These restrictions translate to certain responsibilities for</text:p>
      <text:p text:style-name="Standard">you if you distribute copies of the library or if you modify it.</text:p>
      <text:p text:style-name="Standard"/>
      <text:p text:style-name="Standard"><text:s text:c="2"/>For example, if you distribute copies of the library, whether gratis</text:p>
      <text:p text:style-name="Standard">or for a fee, you must give the recipients all the rights that we gave</text:p>
      <text:p text:style-name="Standard">you. <text:s/>You must make sure that they, too, receive or can get the source</text:p>
      <text:p text:style-name="Standard">code. <text:s/>If you link other code with the library, you must provide</text:p>
      <text:p text:style-name="Standard">complete object files to the recipients, so that they can relink them</text:p>
      <text:p text:style-name="Standard">with the library after making changes to the library and recompiling</text:p>
      <text:p text:style-name="Standard">it. <text:s/>And you must show them these terms so they know their rights.</text:p>
      <text:p text:style-name="Standard"/>
      <text:p text:style-name="Standard"><text:s text:c="2"/>We protect your rights with a two-step method: (1) we copyright the</text:p>
      <text:p text:style-name="Standard">library, and (2) we offer you this license, which gives you legal</text:p>
      <text:p text:style-name="Standard">permission to copy, distribute and/or modify the library.</text:p>
      <text:p text:style-name="Standard"/>
      <text:p text:style-name="Standard"><text:s text:c="2"/>To protect each distributor, we want to make it very clear that</text:p>
      <text:p text:style-name="Standard"><text:soft-page-break/>there is no warranty for the free library. <text:s/>Also, if the library is</text:p>
      <text:p text:style-name="Standard">modified by someone else and passed on, the recipients should know</text:p>
      <text:p text:style-name="Standard">that what they have is not the original version, so that the original</text:p>
      <text:p text:style-name="Standard">author's reputation will not be affected by problems that might be</text:p>
      <text:p text:style-name="Standard">introduced by others.</text:p>
      <text:p text:style-name="Standard"/>
      <text:p text:style-name="Standard"><text:s text:c="2"/>Finally, software patents pose a constant threat to the existence of</text:p>
      <text:p text:style-name="Standard">any free program. <text:s/>We wish to make sure that a company cannot</text:p>
      <text:p text:style-name="Standard">effectively restrict the users of a free program by obtaining a</text:p>
      <text:p text:style-name="Standard">restrictive license from a patent holder. <text:s/>Therefore, we insist that</text:p>
      <text:p text:style-name="Standard">any patent license obtained for a version of the library must be</text:p>
      <text:p text:style-name="Standard">consistent with the full freedom of use specified in this license.</text:p>
      <text:p text:style-name="Standard"/>
      <text:p text:style-name="Standard"><text:s text:c="2"/>Most GNU software, including some libraries, is covered by the</text:p>
      <text:p text:style-name="Standard">ordinary GNU General Public License. <text:s/>This license, the GNU Lesser</text:p>
      <text:p text:style-name="Standard">General Public License, applies to certain designated libraries, and</text:p>
      <text:p text:style-name="Standard">is quite different from the ordinary General Public License. <text:s/>We use</text:p>
      <text:p text:style-name="Standard">this license for certain libraries in order to permit linking those</text:p>
      <text:p text:style-name="Standard">libraries into non-free programs.</text:p>
      <text:p text:style-name="Standard"/>
      <text:p text:style-name="Standard"><text:s text:c="2"/>When a program is linked with a library, whether statically or using</text:p>
      <text:p text:style-name="Standard">a shared library, the combination of the two is legally speaking a</text:p>
      <text:p text:style-name="Standard">combined work, a derivative of the original library. <text:s/>The ordinary</text:p>
      <text:p text:style-name="Standard">General Public License therefore permits such linking only if the</text:p>
      <text:p text:style-name="Standard">entire combination fits its criteria of freedom. <text:s/>The Lesser General</text:p>
      <text:p text:style-name="Standard">Public License permits more lax criteria for linking other code with</text:p>
      <text:p text:style-name="Standard">the library.</text:p>
      <text:p text:style-name="Standard"/>
      <text:p text:style-name="Standard"><text:s text:c="2"/>We call this license the "Lesser" General Public License because it</text:p>
      <text:p text:style-name="Standard">does Less to protect the user's freedom than the ordinary General</text:p>
      <text:p text:style-name="Standard">Public License. <text:s/>It also provides other free software developers Less</text:p>
      <text:p text:style-name="Standard">of an advantage over competing non-free programs. <text:s/>These disadvantages</text:p>
      <text:p text:style-name="Standard">are the reason we use the ordinary General Public License for many</text:p>
      <text:p text:style-name="Standard">libraries. <text:s/>However, the Lesser license provides advantages in certain</text:p>
      <text:p text:style-name="Standard">special circumstances.</text:p>
      <text:p text:style-name="Standard"/>
      <text:p text:style-name="Standard"><text:s text:c="2"/>For example, on rare occasions, there may be a special need to</text:p>
      <text:p text:style-name="Standard">encourage the widest possible use of a certain library, so that it becomes</text:p>
      <text:p text:style-name="Standard">a de-facto standard. <text:s/>To achieve this, non-free programs must be</text:p>
      <text:p text:style-name="Standard">allowed to use the library. <text:s/>A more frequent case is that a free</text:p>
      <text:p text:style-name="Standard">library does the same job as widely used non-free libraries. <text:s/>In this</text:p>
      <text:p text:style-name="Standard">case, there is little to gain by limiting the free library to free</text:p>
      <text:p text:style-name="Standard">software only, so we use the Lesser General Public License.</text:p>
      <text:p text:style-name="Standard"/>
      <text:p text:style-name="Standard"><text:s text:c="2"/>In other cases, permission to use a particular library in non-free</text:p>
      <text:p text:style-name="Standard">programs enables a greater number of people to use a large body of</text:p>
      <text:p text:style-name="Standard">free software. <text:s/>For example, permission to use the GNU C Library in</text:p>
      <text:p text:style-name="Standard">non-free programs enables many more people to use the whole GNU</text:p>
      <text:p text:style-name="Standard">operating system, as well as its variant, the GNU/Linux operating</text:p>
      <text:p text:style-name="Standard">system.</text:p>
      <text:p text:style-name="Standard"/>
      <text:p text:style-name="Standard"><text:s text:c="2"/>Although the Lesser General Public License is Less protective of the</text:p>
      <text:p text:style-name="Standard"><text:soft-page-break/>users' freedom, it does ensure that the user of a program that is</text:p>
      <text:p text:style-name="Standard">linked with the Library has the freedom and the wherewithal to run</text:p>
      <text:p text:style-name="Standard">that program using a modified version of the Library.</text:p>
      <text:p text:style-name="Standard"/>
      <text:p text:style-name="Standard"><text:s text:c="2"/>The precise terms and conditions for copying, distribution and</text:p>
      <text:p text:style-name="Standard">modification follow. <text:s/>Pay close attention to the difference between a</text:p>
      <text:p text:style-name="Standard">"work based on the library" and a "work that uses the library". <text:s/>The</text:p>
      <text:p text:style-name="Standard">former contains code derived from the library, whereas the latter must</text:p>
      <text:p text:style-name="Standard">be combined with the library in order to run.</text:p>
      <text:p text:style-name="Standard"/>
      <text:p text:style-name="Standard"><text:s text:c="18"/>GNU LESSER GENERAL PUBLIC LICENSE</text:p>
      <text:p text:style-name="Standard"><text:s text:c="3"/>TERMS AND CONDITIONS FOR COPYING, DISTRIBUTION AND MODIFICATION</text:p>
      <text:p text:style-name="Standard"/>
      <text:p text:style-name="Standard"><text:s text:c="2"/>0. This License Agreement applies to any software library or other</text:p>
      <text:p text:style-name="Standard">program which contains a notice placed by the copyright holder or</text:p>
      <text:p text:style-name="Standard">other authorized party saying it may be distributed under the terms of</text:p>
      <text:p text:style-name="Standard">this Lesser General Public License (also called "this License").</text:p>
      <text:p text:style-name="Standard">Each licensee is addressed as "you".</text:p>
      <text:p text:style-name="Standard"/>
      <text:p text:style-name="Standard"><text:s text:c="2"/>A "library" means a collection of software functions and/or data</text:p>
      <text:p text:style-name="Standard">prepared so as to be conveniently linked with application programs</text:p>
      <text:p text:style-name="Standard">(which use some of those functions and data) to form executables.</text:p>
      <text:p text:style-name="Standard"/>
      <text:p text:style-name="Standard"><text:s text:c="2"/>The "Library", below, refers to any such software library or work</text:p>
      <text:p text:style-name="Standard">which has been distributed under these terms. <text:s/>A "work based on the</text:p>
      <text:p text:style-name="Standard">Library" means either the Library or any derivative work under</text:p>
      <text:p text:style-name="Standard">copyright law: that is to say, a work containing the Library or a</text:p>
      <text:p text:style-name="Standard">portion of it, either verbatim or with modifications and/or translated</text:p>
      <text:p text:style-name="Standard">straightforwardly into another language. <text:s/>(Hereinafter, translation is</text:p>
      <text:p text:style-name="Standard">included without limitation in the term "modification".)</text:p>
      <text:p text:style-name="Standard"/>
      <text:p text:style-name="Standard"><text:s text:c="2"/>"Source code" for a work means the preferred form of the work for</text:p>
      <text:p text:style-name="Standard">making modifications to it. <text:s/>For a library, complete source code means</text:p>
      <text:p text:style-name="Standard">all the source code for all modules it contains, plus any associated</text:p>
      <text:p text:style-name="Standard">interface definition files, plus the scripts used to control compilation</text:p>
      <text:p text:style-name="Standard">and installation of the library.</text:p>
      <text:p text:style-name="Standard"/>
      <text:p text:style-name="Standard"><text:s text:c="2"/>Activities other than copying, distribution and modification are not</text:p>
      <text:p text:style-name="Standard">covered by this License; they are outside its scope. <text:s/>The act of</text:p>
      <text:p text:style-name="Standard">running a program using the Library is not restricted, and output from</text:p>
      <text:p text:style-name="Standard">such a program is covered only if its contents constitute a work based</text:p>
      <text:p text:style-name="Standard">on the Library (independent of the use of the Library in a tool for</text:p>
      <text:p text:style-name="Standard">writing it). <text:s/>Whether that is true depends on what the Library does</text:p>
      <text:p text:style-name="Standard">and what the program that uses the Library does.</text:p>
      <text:p text:style-name="Standard"/>
      <text:p text:style-name="Standard"><text:s text:c="2"/>1. You may copy and distribute verbatim copies of the Library's</text:p>
      <text:p text:style-name="Standard">complete source code as you receive it, in any medium, provided that</text:p>
      <text:p text:style-name="Standard">you conspicuously and appropriately publish on each copy an</text:p>
      <text:p text:style-name="Standard">appropriate copyright notice and disclaimer of warranty; keep intact</text:p>
      <text:p text:style-name="Standard">all the notices that refer to this License and to the absence of any</text:p>
      <text:p text:style-name="Standard">warranty; and distribute a copy of this License along with the</text:p>
      <text:p text:style-name="Standard">Library.</text:p>
      <text:p text:style-name="Standard"><text:soft-page-break/></text:p>
      <text:p text:style-name="Standard"><text:s text:c="2"/>You may charge a fee for the physical act of transferring a copy,</text:p>
      <text:p text:style-name="Standard">and you may at your option offer warranty protection in exchange for a</text:p>
      <text:p text:style-name="Standard">fee.</text:p>
      <text:p text:style-name="Standard"/>
      <text:p text:style-name="Standard"><text:s text:c="2"/>2. You may modify your copy or copies of the Library or any portion</text:p>
      <text:p text:style-name="Standard">of it, thus forming a work based on the Library, and copy and</text:p>
      <text:p text:style-name="Standard">distribute such modifications or work under the terms of Section 1</text:p>
      <text:p text:style-name="Standard">above, provided that you also meet all of these conditions:</text:p>
      <text:p text:style-name="Standard"/>
      <text:p text:style-name="Standard"><text:s text:c="4"/>a) The modified work must itself be a software library.</text:p>
      <text:p text:style-name="Standard"/>
      <text:p text:style-name="Standard"><text:s text:c="4"/>b) You must cause the files modified to carry prominent notices</text:p>
      <text:p text:style-name="Standard"><text:s text:c="4"/>stating that you changed the files and the date of any change.</text:p>
      <text:p text:style-name="Standard"/>
      <text:p text:style-name="Standard"><text:s text:c="4"/>c) You must cause the whole of the work to be licensed at no</text:p>
      <text:p text:style-name="Standard"><text:s text:c="4"/>charge to all third parties under the terms of this License.</text:p>
      <text:p text:style-name="Standard"/>
      <text:p text:style-name="Standard"><text:s text:c="4"/>d) If a facility in the modified Library refers to a function or a</text:p>
      <text:p text:style-name="Standard"><text:s text:c="4"/>table of data to be supplied by an application program that uses</text:p>
      <text:p text:style-name="Standard"><text:s text:c="4"/>the facility, other than as an argument passed when the facility</text:p>
      <text:p text:style-name="Standard"><text:s text:c="4"/>is invoked, then you must make a good faith effort to ensure that,</text:p>
      <text:p text:style-name="Standard"><text:s text:c="4"/>in the event an application does not supply such function or</text:p>
      <text:p text:style-name="Standard"><text:s text:c="4"/>table, the facility still operates, and performs whatever part of</text:p>
      <text:p text:style-name="Standard"><text:s text:c="4"/>its purpose remains meaningful.</text:p>
      <text:p text:style-name="Standard"/>
      <text:p text:style-name="Standard"><text:s text:c="4"/>(For example, a function in a library to compute square roots has</text:p>
      <text:p text:style-name="Standard"><text:s text:c="4"/>a purpose that is entirely well-defined independent of the</text:p>
      <text:p text:style-name="Standard"><text:s text:c="4"/>application. <text:s/>Therefore, Subsection 2d requires that any</text:p>
      <text:p text:style-name="Standard"><text:s text:c="4"/>application-supplied function or table used by this function must</text:p>
      <text:p text:style-name="Standard"><text:s text:c="4"/>be optional: if the application does not supply it, the square</text:p>
      <text:p text:style-name="Standard"><text:s text:c="4"/>root function must still compute square roots.)</text:p>
      <text:p text:style-name="Standard"/>
      <text:p text:style-name="Standard">These requirements apply to the modified work as a whole. <text:s/>If</text:p>
      <text:p text:style-name="Standard">identifiable sections of that work are not derived from the Library,</text:p>
      <text:p text:style-name="Standard">and can be reasonably considered independent and separate works in</text:p>
      <text:p text:style-name="Standard">themselves, then this License, and its terms, do not apply to those</text:p>
      <text:p text:style-name="Standard">sections when you distribute them as separate works. <text:s/>But when you</text:p>
      <text:p text:style-name="Standard">distribute the same sections as part of a whole which is a work based</text:p>
      <text:p text:style-name="Standard">on the Library, the distribution of the whole must be on the terms of</text:p>
      <text:p text:style-name="Standard">this License, whose permissions for other licensees extend to the</text:p>
      <text:p text:style-name="Standard">entire whole, and thus to each and every part regardless of who wrote</text:p>
      <text:p text:style-name="Standard">it.</text:p>
      <text:p text:style-name="Standard"/>
      <text:p text:style-name="Standard">Thus, it is not the intent of this section to claim rights or contest</text:p>
      <text:p text:style-name="Standard">your rights to work written entirely by you; rather, the intent is to</text:p>
      <text:p text:style-name="Standard">exercise the right to control the distribution of derivative or</text:p>
      <text:p text:style-name="Standard">collective works based on the Library.</text:p>
      <text:p text:style-name="Standard"/>
      <text:p text:style-name="Standard">In addition, mere aggregation of another work not based on the Library</text:p>
      <text:p text:style-name="Standard">with the Library (or with a work based on the Library) on a volume of</text:p>
      <text:p text:style-name="Standard">a storage or distribution medium does not bring the other work under</text:p>
      <text:p text:style-name="Standard"><text:soft-page-break/>the scope of this License.</text:p>
      <text:p text:style-name="Standard"/>
      <text:p text:style-name="Standard"><text:s text:c="2"/>3. You may opt to apply the terms of the ordinary GNU General Public</text:p>
      <text:p text:style-name="Standard">License instead of this License to a given copy of the Library. <text:s/>To do</text:p>
      <text:p text:style-name="Standard">this, you must alter all the notices that refer to this License, so</text:p>
      <text:p text:style-name="Standard">that they refer to the ordinary GNU General Public License, version 2,</text:p>
      <text:p text:style-name="Standard">instead of to this License. <text:s/>(If a newer version than version 2 of the</text:p>
      <text:p text:style-name="Standard">ordinary GNU General Public License has appeared, then you can specify</text:p>
      <text:p text:style-name="Standard">that version instead if you wish.) <text:s/>Do not make any other change in</text:p>
      <text:p text:style-name="Standard">these notices.</text:p>
      <text:p text:style-name="Standard"/>
      <text:p text:style-name="Standard"><text:s text:c="2"/>Once this change is made in a given copy, it is irreversible for</text:p>
      <text:p text:style-name="Standard">that copy, so the ordinary GNU General Public License applies to all</text:p>
      <text:p text:style-name="Standard">subsequent copies and derivative works made from that copy.</text:p>
      <text:p text:style-name="Standard"/>
      <text:p text:style-name="Standard"><text:s text:c="2"/>This option is useful when you wish to copy part of the code of</text:p>
      <text:p text:style-name="Standard">the Library into a program that is not a library.</text:p>
      <text:p text:style-name="Standard"/>
      <text:p text:style-name="Standard"><text:s text:c="2"/>4. You may copy and distribute the Library (or a portion or</text:p>
      <text:p text:style-name="Standard">derivative of it, under Section 2) in object code or executable form</text:p>
      <text:p text:style-name="Standard">under the terms of Sections 1 and 2 above provided that you accompany</text:p>
      <text:p text:style-name="Standard">it with the complete corresponding machine-readable source code, which</text:p>
      <text:p text:style-name="Standard">must be distributed under the terms of Sections 1 and 2 above on a</text:p>
      <text:p text:style-name="Standard">medium customarily used for software interchange.</text:p>
      <text:p text:style-name="Standard"/>
      <text:p text:style-name="Standard"><text:s text:c="2"/>If distribution of object code is made by offering access to copy</text:p>
      <text:p text:style-name="Standard">from a designated place, then offering equivalent access to copy the</text:p>
      <text:p text:style-name="Standard">source code from the same place satisfies the requirement to</text:p>
      <text:p text:style-name="Standard">distribute the source code, even though third parties are not</text:p>
      <text:p text:style-name="Standard">compelled to copy the source along with the object code.</text:p>
      <text:p text:style-name="Standard"/>
      <text:p text:style-name="Standard"><text:s text:c="2"/>5. A program that contains no derivative of any portion of the</text:p>
      <text:p text:style-name="Standard">Library, but is designed to work with the Library by being compiled or</text:p>
      <text:p text:style-name="Standard">linked with it, is called a "work that uses the Library". <text:s/>Such a</text:p>
      <text:p text:style-name="Standard">work, in isolation, is not a derivative work of the Library, and</text:p>
      <text:p text:style-name="Standard">therefore falls outside the scope of this License.</text:p>
      <text:p text:style-name="Standard"/>
      <text:p text:style-name="Standard"><text:s text:c="2"/>However, linking a "work that uses the Library" with the Library</text:p>
      <text:p text:style-name="Standard">creates an executable that is a derivative of the Library (because it</text:p>
      <text:p text:style-name="Standard">contains portions of the Library), rather than a "work that uses the</text:p>
      <text:p text:style-name="Standard">library". <text:s/>The executable is therefore covered by this License.</text:p>
      <text:p text:style-name="Standard">Section 6 states terms for distribution of such executables.</text:p>
      <text:p text:style-name="Standard"/>
      <text:p text:style-name="Standard"><text:s text:c="2"/>When a "work that uses the Library" uses material from a header file</text:p>
      <text:p text:style-name="Standard">that is part of the Library, the object code for the work may be a</text:p>
      <text:p text:style-name="Standard">derivative work of the Library even though the source code is not.</text:p>
      <text:p text:style-name="Standard">Whether this is true is especially significant if the work can be</text:p>
      <text:p text:style-name="Standard">linked without the Library, or if the work is itself a library. <text:s/>The</text:p>
      <text:p text:style-name="Standard">threshold for this to be true is not precisely defined by law.</text:p>
      <text:p text:style-name="Standard"/>
      <text:p text:style-name="Standard"><text:s text:c="2"/>If such an object file uses only numerical parameters, data</text:p>
      <text:p text:style-name="Standard">structure layouts and accessors, and small macros and small inline</text:p>
      <text:p text:style-name="Standard"><text:soft-page-break/>functions (ten lines or less in length), then the use of the object</text:p>
      <text:p text:style-name="Standard">file is unrestricted, regardless of whether it is legally a derivative</text:p>
      <text:p text:style-name="Standard">work. <text:s/>(Executables containing this object code plus portions of the</text:p>
      <text:p text:style-name="Standard">Library will still fall under Section 6.)</text:p>
      <text:p text:style-name="Standard"/>
      <text:p text:style-name="Standard"><text:s text:c="2"/>Otherwise, if the work is a derivative of the Library, you may</text:p>
      <text:p text:style-name="Standard">distribute the object code for the work under the terms of Section 6.</text:p>
      <text:p text:style-name="Standard">Any executables containing that work also fall under Section 6,</text:p>
      <text:p text:style-name="Standard">whether or not they are linked directly with the Library itself.</text:p>
      <text:p text:style-name="Standard"/>
      <text:p text:style-name="Standard"><text:s text:c="2"/>6. As an exception to the Sections above, you may also combine or</text:p>
      <text:p text:style-name="Standard">link a "work that uses the Library" with the Library to produce a</text:p>
      <text:p text:style-name="Standard">work containing portions of the Library, and distribute that work</text:p>
      <text:p text:style-name="Standard">under terms of your choice, provided that the terms permit</text:p>
      <text:p text:style-name="Standard">modification of the work for the customer's own use and reverse</text:p>
      <text:p text:style-name="Standard">engineering for debugging such modifications.</text:p>
      <text:p text:style-name="Standard"/>
      <text:p text:style-name="Standard"><text:s text:c="2"/>You must give prominent notice with each copy of the work that the</text:p>
      <text:p text:style-name="Standard">Library is used in it and that the Library and its use are covered by</text:p>
      <text:p text:style-name="Standard">this License. <text:s/>You must supply a copy of this License. <text:s/>If the work</text:p>
      <text:p text:style-name="Standard">during execution displays copyright notices, you must include the</text:p>
      <text:p text:style-name="Standard">copyright notice for the Library among them, as well as a reference</text:p>
      <text:p text:style-name="Standard">directing the user to the copy of this License. <text:s/>Also, you must do one</text:p>
      <text:p text:style-name="Standard">of these things:</text:p>
      <text:p text:style-name="Standard"/>
      <text:p text:style-name="Standard"><text:s text:c="4"/>a) Accompany the work with the complete corresponding</text:p>
      <text:p text:style-name="Standard"><text:s text:c="4"/>machine-readable source code for the Library including whatever</text:p>
      <text:p text:style-name="Standard"><text:s text:c="4"/>changes were used in the work (which must be distributed under</text:p>
      <text:p text:style-name="Standard"><text:s text:c="4"/>Sections 1 and 2 above); and, if the work is an executable linked</text:p>
      <text:p text:style-name="Standard"><text:s text:c="4"/>with the Library, with the complete machine-readable "work that</text:p>
      <text:p text:style-name="Standard"><text:s text:c="4"/>uses the Library", as object code and/or source code, so that the</text:p>
      <text:p text:style-name="Standard"><text:s text:c="4"/>user can modify the Library and then relink to produce a modified</text:p>
      <text:p text:style-name="Standard"><text:s text:c="4"/>executable containing the modified Library. <text:s/>(It is understood</text:p>
      <text:p text:style-name="Standard"><text:s text:c="4"/>that the user who changes the contents of definitions files in the</text:p>
      <text:p text:style-name="Standard"><text:s text:c="4"/>Library will not necessarily be able to recompile the application</text:p>
      <text:p text:style-name="Standard"><text:s text:c="4"/>to use the modified definitions.)</text:p>
      <text:p text:style-name="Standard"/>
      <text:p text:style-name="Standard"><text:s text:c="4"/>b) Use a suitable shared library mechanism for linking with the</text:p>
      <text:p text:style-name="Standard"><text:s text:c="4"/>Library. <text:s/>A suitable mechanism is one that (1) uses at run time a</text:p>
      <text:p text:style-name="Standard"><text:s text:c="4"/>copy of the library already present on the user's computer system,</text:p>
      <text:p text:style-name="Standard"><text:s text:c="4"/>rather than copying library functions into the executable, and (2)</text:p>
      <text:p text:style-name="Standard"><text:s text:c="4"/>will operate properly with a modified version of the library, if</text:p>
      <text:p text:style-name="Standard"><text:s text:c="4"/>the user installs one, as long as the modified version is</text:p>
      <text:p text:style-name="Standard"><text:s text:c="4"/>interface-compatible with the version that the work was made with.</text:p>
      <text:p text:style-name="Standard"/>
      <text:p text:style-name="Standard"><text:s text:c="4"/>c) Accompany the work with a written offer, valid for at</text:p>
      <text:p text:style-name="Standard"><text:s text:c="4"/>least three years, to give the same user the materials</text:p>
      <text:p text:style-name="Standard"><text:s text:c="4"/>specified in Subsection 6a, above, for a charge no more</text:p>
      <text:p text:style-name="Standard"><text:s text:c="4"/>than the cost of performing this distribution.</text:p>
      <text:p text:style-name="Standard"/>
      <text:p text:style-name="Standard"><text:s text:c="4"/>d) If distribution of the work is made by offering access to copy</text:p>
      <text:p text:style-name="Standard"><text:s text:c="4"/>from a designated place, offer equivalent access to copy the above</text:p>
      <text:p text:style-name="Standard"><text:soft-page-break/><text:s text:c="4"/>specified materials from the same place.</text:p>
      <text:p text:style-name="Standard"/>
      <text:p text:style-name="Standard"><text:s text:c="4"/>e) Verify that the user has already received a copy of these</text:p>
      <text:p text:style-name="Standard"><text:s text:c="4"/>materials or that you have already sent this user a copy.</text:p>
      <text:p text:style-name="Standard"/>
      <text:p text:style-name="Standard"><text:s text:c="2"/>For an executable, the required form of the "work that uses the</text:p>
      <text:p text:style-name="Standard">Library" must include any data and utility programs needed for</text:p>
      <text:p text:style-name="Standard">reproducing the executable from it. <text:s/>However, as a special exception,</text:p>
      <text:p text:style-name="Standard">the materials to be distributed need not include anything that is</text:p>
      <text:p text:style-name="Standard">normally distributed (in either source or binary form) with the major</text:p>
      <text:p text:style-name="Standard">components (compiler, kernel, and so on) of the operating system on</text:p>
      <text:p text:style-name="Standard">which the executable runs, unless that component itself accompanies</text:p>
      <text:p text:style-name="Standard">the executable.</text:p>
      <text:p text:style-name="Standard"/>
      <text:p text:style-name="Standard"><text:s text:c="2"/>It may happen that this requirement contradicts the license</text:p>
      <text:p text:style-name="Standard">restrictions of other proprietary libraries that do not normally</text:p>
      <text:p text:style-name="Standard">accompany the operating system. <text:s/>Such a contradiction means you cannot</text:p>
      <text:p text:style-name="Standard">use both them and the Library together in an executable that you</text:p>
      <text:p text:style-name="Standard">distribute.</text:p>
      <text:p text:style-name="Standard"/>
      <text:p text:style-name="Standard"><text:s text:c="2"/>7. You may place library facilities that are a work based on the</text:p>
      <text:p text:style-name="Standard">Library side-by-side in a single library together with other library</text:p>
      <text:p text:style-name="Standard">facilities not covered by this License, and distribute such a combined</text:p>
      <text:p text:style-name="Standard">library, provided that the separate distribution of the work based on</text:p>
      <text:p text:style-name="Standard">the Library and of the other library facilities is otherwise</text:p>
      <text:p text:style-name="Standard">permitted, and provided that you do these two things:</text:p>
      <text:p text:style-name="Standard"/>
      <text:p text:style-name="Standard"><text:s text:c="4"/>a) Accompany the combined library with a copy of the same work</text:p>
      <text:p text:style-name="Standard"><text:s text:c="4"/>based on the Library, uncombined with any other library</text:p>
      <text:p text:style-name="Standard"><text:s text:c="4"/>facilities. <text:s/>This must be distributed under the terms of the</text:p>
      <text:p text:style-name="Standard"><text:s text:c="4"/>Sections above.</text:p>
      <text:p text:style-name="Standard"/>
      <text:p text:style-name="Standard"><text:s text:c="4"/>b) Give prominent notice with the combined library of the fact</text:p>
      <text:p text:style-name="Standard"><text:s text:c="4"/>that part of it is a work based on the Library, and explaining</text:p>
      <text:p text:style-name="Standard"><text:s text:c="4"/>where to find the accompanying uncombined form of the same work.</text:p>
      <text:p text:style-name="Standard"/>
      <text:p text:style-name="Standard"><text:s text:c="2"/>8. You may not copy, modify, sublicense, link with, or distribute</text:p>
      <text:p text:style-name="Standard">the Library except as expressly provided under this License. <text:s/>Any</text:p>
      <text:p text:style-name="Standard">attempt otherwise to copy, modify, sublicense, link with, or</text:p>
      <text:p text:style-name="Standard">distribute the Library is void, and will automatically terminate your</text:p>
      <text:p text:style-name="Standard">rights under this License. <text:s/>However, parties who have received copies,</text:p>
      <text:p text:style-name="Standard">or rights, from you under this License will not have their licenses</text:p>
      <text:p text:style-name="Standard">terminated so long as such parties remain in full compliance.</text:p>
      <text:p text:style-name="Standard"/>
      <text:p text:style-name="Standard"><text:s text:c="2"/>9. You are not required to accept this License, since you have not</text:p>
      <text:p text:style-name="Standard">signed it. <text:s/>However, nothing else grants you permission to modify or</text:p>
      <text:p text:style-name="Standard">distribute the Library or its derivative works. <text:s/>These actions are</text:p>
      <text:p text:style-name="Standard">prohibited by law if you do not accept this License. <text:s/>Therefore, by</text:p>
      <text:p text:style-name="Standard">modifying or distributing the Library (or any work based on the</text:p>
      <text:p text:style-name="Standard">Library), you indicate your acceptance of this License to do so, and</text:p>
      <text:p text:style-name="Standard">all its terms and conditions for copying, distributing or modifying</text:p>
      <text:p text:style-name="Standard">the Library or works based on it.</text:p>
      <text:p text:style-name="Standard"><text:soft-page-break/></text:p>
      <text:p text:style-name="Standard"><text:s text:c="2"/>10. Each time you redistribute the Library (or any work based on the</text:p>
      <text:p text:style-name="Standard">Library), the recipient automatically receives a license from the</text:p>
      <text:p text:style-name="Standard">original licensor to copy, distribute, link with or modify the Library</text:p>
      <text:p text:style-name="Standard">subject to these terms and conditions. <text:s/>You may not impose any further</text:p>
      <text:p text:style-name="Standard">restrictions on the recipients' exercise of the rights granted herein.</text:p>
      <text:p text:style-name="Standard">You are not responsible for enforcing compliance by third parties with</text:p>
      <text:p text:style-name="Standard">this License.</text:p>
      <text:p text:style-name="Standard"/>
      <text:p text:style-name="Standard"><text:s text:c="2"/>11. If, as a consequence of a court judgment or allegation of patent</text:p>
      <text:p text:style-name="Standard">infringement or for any other reason (not limited to patent issues),</text:p>
      <text:p text:style-name="Standard">conditions are imposed on you (whether by court order, agreement or</text:p>
      <text:p text:style-name="Standard">otherwise) that contradict the conditions of this License, they do not</text:p>
      <text:p text:style-name="Standard">excuse you from the conditions of this License. <text:s/>If you cannot</text:p>
      <text:p text:style-name="Standard">distribute so as to satisfy simultaneously your obligations under this</text:p>
      <text:p text:style-name="Standard">License and any other pertinent obligations, then as a consequence you</text:p>
      <text:p text:style-name="Standard">may not distribute the Library at all. <text:s/>For example, if a patent</text:p>
      <text:p text:style-name="Standard">license would not permit royalty-free redistribution of the Library by</text:p>
      <text:p text:style-name="Standard">all those who receive copies directly or indirectly through you, then</text:p>
      <text:p text:style-name="Standard">the only way you could satisfy both it and this License would be to</text:p>
      <text:p text:style-name="Standard">refrain entirely from distribution of the Library.</text:p>
      <text:p text:style-name="Standard"/>
      <text:p text:style-name="Standard">If any portion of this section is held invalid or unenforceable under any</text:p>
      <text:p text:style-name="Standard">particular circumstance, the balance of the section is intended to apply,</text:p>
      <text:p text:style-name="Standard">and the section as a whole is intended to apply in other circumstances.</text:p>
      <text:p text:style-name="Standard"/>
      <text:p text:style-name="Standard">It is not the purpose of this section to induce you to infringe any</text:p>
      <text:p text:style-name="Standard">patents or other property right claims or to contest validity of any</text:p>
      <text:p text:style-name="Standard">such claims; this section has the sole purpose of protecting the</text:p>
      <text:p text:style-name="Standard">integrity of the free software distribution system which is</text:p>
      <text:p text:style-name="Standard">implemented by public license practices. <text:s/>Many people have made</text:p>
      <text:p text:style-name="Standard">generous contributions to the wide range of software distributed</text:p>
      <text:p text:style-name="Standard">through that system in reliance on consistent application of that</text:p>
      <text:p text:style-name="Standard">system; it is up to the author/donor to decide if he or she is willing</text:p>
      <text:p text:style-name="Standard">to distribute software through any other system and a licensee cannot</text:p>
      <text:p text:style-name="Standard">impose that choice.</text:p>
      <text:p text:style-name="Standard"/>
      <text:p text:style-name="Standard">This section is intended to make thoroughly clear what is believed to</text:p>
      <text:p text:style-name="Standard">be a consequence of the rest of this License.</text:p>
      <text:p text:style-name="Standard"/>
      <text:p text:style-name="Standard"><text:s text:c="2"/>12. If the distribution and/or use of the Library is restricted in</text:p>
      <text:p text:style-name="Standard">certain countries either by patents or by copyrighted interfaces, the</text:p>
      <text:p text:style-name="Standard">original copyright holder who places the Library under this License may add</text:p>
      <text:p text:style-name="Standard">an explicit geographical distribution limitation excluding those countries,</text:p>
      <text:p text:style-name="Standard">so that distribution is permitted only in or among countries not thus</text:p>
      <text:p text:style-name="Standard">excluded. <text:s/>In such case, this License incorporates the limitation as if</text:p>
      <text:p text:style-name="Standard">written in the body of this License.</text:p>
      <text:p text:style-name="Standard"/>
      <text:p text:style-name="Standard"><text:s text:c="2"/>13. The Free Software Foundation may publish revised and/or new</text:p>
      <text:p text:style-name="Standard">versions of the Lesser General Public License from time to time.</text:p>
      <text:p text:style-name="Standard">Such new versions will be similar in spirit to the present version,</text:p>
      <text:p text:style-name="Standard">but may differ in detail to address new problems or concerns.</text:p>
      <text:p text:style-name="Standard"><text:soft-page-break/></text:p>
      <text:p text:style-name="Standard">Each version is given a distinguishing version number. <text:s/>If the Library</text:p>
      <text:p text:style-name="Standard">specifies a version number of this License which applies to it and</text:p>
      <text:p text:style-name="Standard">"any later version", you have the option of following the terms and</text:p>
      <text:p text:style-name="Standard">conditions either of that version or of any later version published by</text:p>
      <text:p text:style-name="Standard">the Free Software Foundation. <text:s/>If the Library does not specify a</text:p>
      <text:p text:style-name="Standard">license version number, you may choose any version ever published by</text:p>
      <text:p text:style-name="Standard">the Free Software Foundation.</text:p>
      <text:p text:style-name="Standard"/>
      <text:p text:style-name="Standard"><text:s text:c="2"/>14. If you wish to incorporate parts of the Library into other free</text:p>
      <text:p text:style-name="Standard">programs whose distribution conditions are incompatible with these,</text:p>
      <text:p text:style-name="Standard">write to the author to ask for permission. <text:s/>For software which is</text:p>
      <text:p text:style-name="Standard">copyrighted by the Free Software Foundation, write to the Free</text:p>
      <text:p text:style-name="Standard">Software Foundation; we sometimes make exceptions for this. <text:s/>Our</text:p>
      <text:p text:style-name="Standard">decision will be guided by the two goals of preserving the free status</text:p>
      <text:p text:style-name="Standard">of all derivatives of our free software and of promoting the sharing</text:p>
      <text:p text:style-name="Standard">and reuse of software generally.</text:p>
      <text:p text:style-name="Standard"/>
      <text:p text:style-name="Standard"><text:s text:c="28"/>NO WARRANTY</text:p>
      <text:p text:style-name="Standard"/>
      <text:p text:style-name="Standard"><text:s text:c="2"/>15. BECAUSE THE LIBRARY IS LICENSED FREE OF CHARGE, THERE IS NO</text:p>
      <text:p text:style-name="Standard">WARRANTY FOR THE LIBRARY, TO THE EXTENT PERMITTED BY APPLICABLE LAW.</text:p>
      <text:p text:style-name="Standard">EXCEPT WHEN OTHERWISE STATED IN WRITING THE COPYRIGHT HOLDERS AND/OR</text:p>
      <text:p text:style-name="Standard">OTHER PARTIES PROVIDE THE LIBRARY "AS IS" WITHOUT WARRANTY OF ANY</text:p>
      <text:p text:style-name="Standard">KIND, EITHER EXPRESSED OR IMPLIED, INCLUDING, BUT NOT LIMITED TO, THE</text:p>
      <text:p text:style-name="Standard">IMPLIED WARRANTIES OF MERCHANTABILITY AND FITNESS FOR A PARTICULAR</text:p>
      <text:p text:style-name="Standard">PURPOSE. <text:s/>THE ENTIRE RISK AS TO THE QUALITY AND PERFORMANCE OF THE</text:p>
      <text:p text:style-name="Standard">LIBRARY IS WITH YOU. <text:s/>SHOULD THE LIBRARY PROVE DEFECTIVE, YOU ASSUME</text:p>
      <text:p text:style-name="Standard">THE COST OF ALL NECESSARY SERVICING, REPAIR OR CORRECTION.</text:p>
      <text:p text:style-name="Standard"/>
      <text:p text:style-name="Standard"><text:s text:c="2"/>16. IN NO EVENT UNLESS REQUIRED BY APPLICABLE LAW OR AGREED TO IN</text:p>
      <text:p text:style-name="Standard">WRITING WILL ANY COPYRIGHT HOLDER, OR ANY OTHER PARTY WHO MAY MODIFY</text:p>
      <text:p text:style-name="Standard">AND/OR REDISTRIBUTE THE LIBRARY AS PERMITTED ABOVE, BE LIABLE TO YOU</text:p>
      <text:p text:style-name="Standard">FOR DAMAGES, INCLUDING ANY GENERAL, SPECIAL, INCIDENTAL OR</text:p>
      <text:p text:style-name="Standard">CONSEQUENTIAL DAMAGES ARISING OUT OF THE USE OR INABILITY TO USE THE</text:p>
      <text:p text:style-name="Standard">LIBRARY (INCLUDING BUT NOT LIMITED TO LOSS OF DATA OR DATA BEING</text:p>
      <text:p text:style-name="Standard">RENDERED INACCURATE OR LOSSES SUSTAINED BY YOU OR THIRD PARTIES OR A</text:p>
      <text:p text:style-name="Standard">FAILURE OF THE LIBRARY TO OPERATE WITH ANY OTHER SOFTWARE), EVEN IF</text:p>
      <text:p text:style-name="Standard">SUCH HOLDER OR OTHER PARTY HAS BEEN ADVISED OF THE POSSIBILITY OF SUCH</text:p>
      <text:p text:style-name="Standard">DAMAGES.</text:p>
      <text:p text:style-name="Standard"/>
      <text:p text:style-name="Standard"><text:s text:c="21"/>END OF TERMS AND CONDITIONS</text:p>
      <text:p text:style-name="Standard"/>
      <text:p text:style-name="Standard"><text:s text:c="11"/>How to Apply These Terms to Your New Libraries</text:p>
      <text:p text:style-name="Standard"/>
      <text:p text:style-name="Standard"><text:s text:c="2"/>If you develop a new library, and you want it to be of the greatest</text:p>
      <text:p text:style-name="Standard">possible use to the public, we recommend making it free software that</text:p>
      <text:p text:style-name="Standard">everyone can redistribute and change. <text:s/>You can do so by permitting</text:p>
      <text:p text:style-name="Standard">redistribution under these terms (or, alternatively, under the terms of the</text:p>
      <text:p text:style-name="Standard">ordinary General Public License).</text:p>
      <text:p text:style-name="Standard"/>
      <text:p text:style-name="Standard"><text:s text:c="2"/>To apply these terms, attach the following notices to the library. <text:s/>It is</text:p>
      <text:p text:style-name="Standard"><text:soft-page-break/>safest to attach them to the start of each source file to most effectively</text:p>
      <text:p text:style-name="Standard">convey the exclusion of warranty; and each file should have at least the</text:p>
      <text:p text:style-name="Standard">"copyright" line and a pointer to where the full notice is found.</text:p>
      <text:p text:style-name="Standard"/>
      <text:p text:style-name="Standard"><text:s text:c="4"/>&lt;one line to give the library's name and a brief idea of what it does.&gt;</text:p>
      <text:p text:style-name="Standard"><text:s text:c="4"/>Copyright (C) &lt;year&gt; <text:s/>&lt;name of author&gt;</text:p>
      <text:p text:style-name="Standard"/>
      <text:p text:style-name="Standard"><text:s text:c="4"/>This library is free software; you can redistribute it and/or</text:p>
      <text:p text:style-name="Standard"><text:s text:c="4"/>modify it under the terms of the GNU Lesser General Public</text:p>
      <text:p text:style-name="Standard"><text:s text:c="4"/>License as published by the Free Software Foundation; either</text:p>
      <text:p text:style-name="Standard"><text:s text:c="4"/>version 2.1 of the License, or (at your option) any later version.</text:p>
      <text:p text:style-name="Standard"/>
      <text:p text:style-name="Standard"><text:s text:c="4"/>This library is distributed in the hope that it will be useful,</text:p>
      <text:p text:style-name="Standard"><text:s text:c="4"/>but WITHOUT ANY WARRANTY; without even the implied warranty of</text:p>
      <text:p text:style-name="Standard"><text:s text:c="4"/>MERCHANTABILITY or FITNESS FOR A PARTICULAR PURPOSE. <text:s/>See the GNU</text:p>
      <text:p text:style-name="Standard"><text:s text:c="4"/>Lesser General Public License for more details.</text:p>
      <text:p text:style-name="Standard"/>
      <text:p text:style-name="Standard"><text:s text:c="4"/>You should have received a copy of the GNU Lesser General Public</text:p>
      <text:p text:style-name="Standard"><text:s text:c="4"/>License along with this library; if not, write to the Free Software</text:p>
      <text:p text:style-name="Standard"><text:s text:c="4"/>Foundation, Inc., 51 Franklin Street, Fifth Floor, Boston, MA <text:s/>02110-1301</text:p>
      <text:p text:style-name="Standard"><text:s text:c="4"/>USA</text:p>
      <text:p text:style-name="Standard"/>
      <text:p text:style-name="Standard">Also add information on how to contact you by electronic and paper mail.</text:p>
      <text:p text:style-name="Standard"/>
      <text:p text:style-name="Standard">You should also get your employer (if you work as a programmer) or your</text:p>
      <text:p text:style-name="Standard">school, if any, to sign a "copyright disclaimer" for the library, if</text:p>
      <text:p text:style-name="Standard">necessary. <text:s/>Here is a sample; alter the names:</text:p>
      <text:p text:style-name="Standard"/>
      <text:p text:style-name="Standard"><text:s text:c="2"/>Yoyodyne, Inc., hereby disclaims all copyright interest in the</text:p>
      <text:p text:style-name="Standard"><text:s text:c="2"/>library `Frob' (a library for tweaking knobs) written by James Random</text:p>
      <text:p text:style-name="Standard"><text:s text:c="2"/>Hacker.</text:p>
      <text:p text:style-name="Standard"/>
      <text:p text:style-name="Standard"><text:s text:c="2"/>&lt;signature of Ty Coon&gt;, 1 April 1990</text:p>
      <text:p text:style-name="Standard"><text:s text:c="2"/>Ty Coon, President of Vice</text:p>
      <text:p text:style-name="Standard"/>
      <text:p text:style-name="Standard">That's all there is to it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0T19:41:27.262727100</meta:creation-date>
    <dc:date>2026-02-10T19:41:35.287851700</dc:date>
    <meta:editing-duration>PT8S</meta:editing-duration>
    <meta:editing-cycles>1</meta:editing-cycles>
    <meta:document-statistic meta:table-count="0" meta:image-count="0" meta:object-count="0" meta:page-count="10" meta:paragraph-count="420" meta:word-count="4375" meta:character-count="26022" meta:non-whitespace-character-count="21471"/>
    <meta:generator>LibreOffice/25.8.3.2$Windows_X86_64 LibreOffice_project/8ca8d55c161d602844f5428fa4b58097424e324e</meta:generator>
  </office:meta>
</office:document-meta>
</file>